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3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svg:stroke-width="0.5cm" svg:stroke-color="#168253" draw:marker-start-width="0.95cm" draw:marker-end-width="0.95cm" svg:stroke-linecap="round" draw:fill="solid" draw:fill-color="#dee6ef" draw:textarea-horizontal-align="justify" draw:textarea-vertical-align="middle" draw:auto-grow-height="false" fo:min-height="1.25cm" fo:min-width="1cm" fo:padding-top="0.375cm" fo:padding-bottom="0.375cm" fo:padding-left="0.5cm" fo:padding-right="0.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line draw:style-name="gr2" draw:text-style-name="P1" draw:layer="layout" svg:x1="8.86cm" svg:y1="13.86cm" svg:x2="15.86cm" svg:y2="13.86cm">
            <text:p/>
          </draw:line>
          <draw:line draw:style-name="gr2" draw:text-style-name="P1" draw:layer="layout" svg:x1="8.86cm" svg:y1="17.86cm" svg:x2="15.86cm" svg:y2="17.86cm">
            <text:p/>
          </draw:line>
          <draw:line draw:style-name="gr2" draw:text-style-name="P1" draw:layer="layout" svg:x1="8.86cm" svg:y1="19.86cm" svg:x2="15.86cm" svg:y2="19.86cm">
            <text:p/>
          </draw:line>
          <draw:line draw:style-name="gr2" draw:text-style-name="P1" draw:layer="layout" svg:x1="8.86cm" svg:y1="15.86cm" svg:x2="15.86cm" svg:y2="15.86cm">
            <text:p/>
          </draw:line>
          <draw:custom-shape draw:style-name="gr3" draw:text-style-name="P2" draw:layer="layout" svg:width="3cm" svg:height="3cm" draw:transform="rotate (1.5707963267949) translate (7cm 11.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2" draw:text-style-name="P1" draw:layer="layout" svg:x1="8.86cm" svg:y1="21.86cm" svg:x2="15.86cm" svg:y2="21.86cm">
            <text:p/>
          </draw:line>
          <draw:line draw:style-name="gr2" draw:text-style-name="P1" draw:layer="layout" svg:x1="7.86cm" svg:y1="12.86cm" svg:x2="14.86cm" svg:y2="12.86cm">
            <text:p/>
          </draw:line>
          <draw:line draw:style-name="gr2" draw:text-style-name="P1" draw:layer="layout" svg:x1="7.86cm" svg:y1="16.86cm" svg:x2="14.86cm" svg:y2="16.86cm">
            <text:p/>
          </draw:line>
          <draw:line draw:style-name="gr2" draw:text-style-name="P1" draw:layer="layout" svg:x1="7.86cm" svg:y1="18.86cm" svg:x2="14.86cm" svg:y2="18.86cm">
            <text:p/>
          </draw:line>
          <draw:line draw:style-name="gr2" draw:text-style-name="P1" draw:layer="layout" svg:x1="7.86cm" svg:y1="14.86cm" svg:x2="14.86cm" svg:y2="14.86cm">
            <text:p/>
          </draw:line>
          <draw:custom-shape draw:style-name="gr3" draw:text-style-name="P2" draw:layer="layout" svg:width="3cm" svg:height="3cm" draw:transform="rotate (1.5707963267949) translate (6cm 10.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2" draw:text-style-name="P1" draw:layer="layout" svg:x1="7.86cm" svg:y1="20.86cm" svg:x2="14.86cm" svg:y2="20.86cm">
            <text:p/>
          </draw:line>
          <draw:polygon draw:style-name="gr4" draw:text-style-name="P2" draw:layer="layout" svg:width="10.999cm" svg:height="15.999cm" svg:x="5cm" svg:y="6.9cm" svg:viewBox="0 0 11000 16000" draw:points="3000,0 11000,0 11000,16000 0,16000 0,3000">
            <text:p/>
          </draw:polygon>
          <draw:line draw:style-name="gr2" draw:text-style-name="P1" draw:layer="layout" svg:x1="6.86cm" svg:y1="15.86cm" svg:x2="13.86cm" svg:y2="15.86cm">
            <text:p/>
          </draw:line>
          <draw:line draw:style-name="gr2" draw:text-style-name="P1" draw:layer="layout" svg:x1="6.86cm" svg:y1="17.86cm" svg:x2="13.86cm" svg:y2="17.86cm">
            <text:p/>
          </draw:line>
          <draw:line draw:style-name="gr2" draw:text-style-name="P1" draw:layer="layout" svg:x1="6.86cm" svg:y1="13.86cm" svg:x2="13.86cm" svg:y2="13.86cm">
            <text:p/>
          </draw:line>
          <draw:custom-shape draw:style-name="gr3" draw:text-style-name="P2" draw:layer="layout" svg:width="3cm" svg:height="3cm" draw:transform="rotate (1.5707963267949) translate (5cm 9.9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5">
            <draw:line draw:style-name="gr6" draw:text-style-name="P2" draw:layer="layout" svg:x1="5cm" svg:y1="22.9cm" svg:x2="16cm" svg:y2="22.9cm">
              <text:p/>
            </draw:line>
            <draw:line draw:style-name="gr6" draw:text-style-name="P2" draw:layer="layout" svg:x1="5cm" svg:y1="22.9cm" svg:x2="5cm" svg:y2="9.9cm">
              <text:p/>
            </draw:line>
            <draw:line draw:style-name="gr6" draw:text-style-name="P2" draw:layer="layout" svg:x1="8cm" svg:y1="6.9cm" svg:x2="16cm" svg:y2="6.9cm">
              <text:p/>
            </draw:line>
            <draw:line draw:style-name="gr6" draw:text-style-name="P2" draw:layer="layout" svg:x1="16cm" svg:y1="6.9cm" svg:x2="16cm" svg:y2="22.9cm">
              <text:p/>
            </draw:line>
            <draw:line draw:style-name="gr6" draw:text-style-name="P2" draw:layer="layout" svg:x1="8cm" svg:y1="6.9cm" svg:x2="5cm" svg:y2="9.9cm">
              <text:p/>
            </draw:line>
            <draw:line draw:style-name="gr6" draw:text-style-name="P2" draw:layer="layout" svg:x1="5.05cm" svg:y1="9.9cm" svg:x2="8.05cm" svg:y2="9.9cm">
              <text:p/>
            </draw:line>
            <draw:line draw:style-name="gr6" draw:text-style-name="P2" draw:layer="layout" svg:x1="8.1cm" svg:y1="6.9cm" svg:x2="8.1cm" svg:y2="9.9cm">
              <text:p/>
            </draw:line>
          </draw:g>
          <draw:line draw:style-name="gr2" draw:text-style-name="P1" draw:layer="layout" svg:x1="6.86cm" svg:y1="19.86cm" svg:x2="13.86cm" svg:y2="19.86cm">
            <text:p/>
          </draw:line>
          <draw:custom-shape draw:style-name="gr7" draw:text-style-name="P2" draw:layer="layout" svg:width="2cm" svg:height="2cm" svg:x="7.55cm" svg:y="10.8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86cm" svg:y1="11.86cm" svg:x2="13.86cm" svg:y2="11.8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2-03T13:44:28.745000000</dc:date>
    <meta:editing-duration>PT4H7M8S</meta:editing-duration>
    <meta:editing-cycles>13</meta:editing-cycles>
    <meta:generator>LibreOffice/24.2.4.2$Windows_X86_64 LibreOffice_project/51a6219feb6075d9a4c46691dcfe0cd9c4fff3c2</meta:generator>
    <meta:document-statistic meta:object-count="29"/>
  </office:meta>
</office:document-meta>
</file>